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6cm"/>
    </style:style>
    <style:style style:name="co3" style:family="table-column">
      <style:table-column-properties fo:break-before="auto" style:column-width="9.998cm"/>
    </style:style>
    <style:style style:name="co4" style:family="table-column">
      <style:table-column-properties fo:break-before="auto" style:column-width="7.586cm"/>
    </style:style>
    <style:style style:name="co5" style:family="table-column">
      <style:table-column-properties fo:break-before="auto" style:column-width="9.116cm"/>
    </style:style>
    <style:style style:name="co6" style:family="table-column">
      <style:table-column-properties fo:break-before="auto" style:column-width="8.35cm"/>
    </style:style>
    <style:style style:name="co7" style:family="table-column">
      <style:table-column-properties fo:break-before="auto" style:column-width="4.313cm"/>
    </style:style>
    <style:style style:name="co8" style:family="table-column">
      <style:table-column-properties fo:break-before="auto" style:column-width="8.664cm"/>
    </style:style>
    <style:style style:name="co9" style:family="table-column">
      <style:table-column-properties fo:break-before="auto" style:column-width="7.057cm"/>
    </style:style>
    <style:style style:name="co10" style:family="table-column">
      <style:table-column-properties fo:break-before="auto" style:column-width="9.252cm"/>
    </style:style>
    <style:style style:name="co11" style:family="table-column">
      <style:table-column-properties fo:break-before="auto" style:column-width="7.116cm"/>
    </style:style>
    <style:style style:name="co12" style:family="table-column">
      <style:table-column-properties fo:break-before="auto" style:column-width="8.468cm"/>
    </style:style>
    <style:style style:name="co13" style:family="table-column">
      <style:table-column-properties fo:break-before="auto" style:column-width="7.41cm"/>
    </style:style>
    <style:style style:name="co14" style:family="table-column">
      <style:table-column-properties fo:break-before="auto" style:column-width="8.763cm"/>
    </style:style>
    <style:style style:name="co15" style:family="table-column">
      <style:table-column-properties fo:break-before="auto" style:column-width="7.9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ro4" style:family="table-row">
      <style:table-row-properties style:row-height="1.233cm" fo:break-before="auto" style:use-optimal-row-height="true"/>
    </style:style>
    <style:style style:name="ro5" style:family="table-row">
      <style:table-row-properties style:row-height="0.91cm" fo:break-before="auto" style:use-optimal-row-height="true"/>
    </style:style>
    <style:style style:name="ro6" style:family="table-row">
      <style:table-row-properties style:row-height="1.625cm" fo:break-before="auto" style:use-optimal-row-height="true"/>
    </style:style>
    <style:style style:name="ro7" style:family="table-row">
      <style:table-row-properties style:row-height="0.924cm" fo:break-before="auto" style:use-optimal-row-height="true"/>
    </style:style>
    <style:style style:name="ro8" style:family="table-row">
      <style:table-row-properties style:row-height="1.342cm" fo:break-before="auto" style:use-optimal-row-height="true"/>
    </style:style>
    <style:style style:name="ro9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33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33">
      <style:table-cell-properties style:text-align-source="fix" style:repeat-content="false" fo:wrap-option="wrap" fo:border="0.06pt solid #000000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P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://www.macrosh.com/tera-termmakuronitsuite/komando-yi-lan" xlink:type="simple">http://www.macrosh.com/tera-termmakuronitsuite/komando-yi-lan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google.co.jp/search?q=teraterm+マクロ+便利&amp;lr=lang_ja&amp;hl=ja&amp;tbs=lr%3Alang_1ja&amp;sxsrf=ALeKk02yHYHuCwewi5nzSW6vdV0nnEAjiQ%3A1628840622317&amp;ei=riIWYYnZEoud0wTIkZu4Dg&amp;oq=teraterm+マクロ+便利&amp;gs_lcp=Cgdnd3Mtd2l6EANKBAhBGABQAFgAYHtoAHAAeACAAQCIAQCSAQCYAQA&amp;sclient=gws-wiz&amp;ved=0ahUKEwiJ6MCVwK3yAhWLzpQKHcjIBucQ4dUDCA4&amp;uact=5" xlink:type="simple">https://www.google.co.jp/search?q=teraterm+%E3%83%9E%E3%82%AF%E3%83%AD+%E4%BE%BF%E5%88%A9&amp;lr=lang_ja&amp;hl=ja&amp;tbs=lr%3Alang_1ja&amp;sxsrf=ALeKk02yHYHuCwewi5nzSW6vdV0nnEAjiQ%3A1628840622317&amp;ei=riIWYYnZEoud0wTIkZu4Dg&amp;oq=teraterm+%E3%83%9E%E3%82%AF%E3%83%AD+%E4%BE%BF%E5%88%A9&amp;gs_lcp=Cgdnd3Mtd2l6EANKBAhBGABQAFgAYHtoAHAAeACAAQCIAQCSAQCYAQA&amp;sclient=gws-wiz&amp;ved=0ahUKEwiJ6MCVwK3yAhWLzpQKHcjIBucQ4dUDCA4&amp;uact=5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google.co.jp/search?q=teraterm+マクロ+GUI&amp;lr=lang_ja&amp;hl=ja&amp;tbs=lr%3Alang_1ja&amp;sxsrf=ALeKk01p1b5RLU-6s6NAK8jwMf2PnuVeKA%3A1628842303219&amp;ei=PykWYYv2DO6tmAXCl4vQBA&amp;oq=teraterm+マクロ+GUI&amp;gs_lcp=Cgdnd3Mtd2l6EANKBAhBGABQAFgAYIYBaABwAHgAgAEAiAEAkgEAmAEA&amp;sclient=gws-wiz&amp;ved=0ahUKEwjLkYO3xq3yAhXuFqYKHcLLAkoQ4dUDCA4&amp;uact=5" xlink:type="simple">https://www.google.co.jp/search?q=teraterm+%E3%83%9E%E3%82%AF%E3%83%AD+GUI&amp;lr=lang_ja&amp;hl=ja&amp;tbs=lr%3Alang_1ja&amp;sxsrf=ALeKk01p1b5RLU-6s6NAK8jwMf2PnuVeKA%3A1628842303219&amp;ei=PykWYYv2DO6tmAXCl4vQBA&amp;oq=teraterm+%E3%83%9E%E3%82%AF%E3%83%AD+GUI&amp;gs_lcp=Cgdnd3Mtd2l6EANKBAhBGABQAFgAYIYBaABwAHgAgAEAiAEAkgEAmAEA&amp;sclient=gws-wiz&amp;ved=0ahUKEwjLkYO3xq3yAhXuFqYKHcLLAkoQ4dUDCA4&amp;uact=5</text:a></text:p>
          </table:table-cell>
        </table:table-row>
      </table:table>
      <table:table table:name="通信" table:style-name="ta1">
        <table:table-column table:style-name="co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plusrecv.html" xlink:type="simple">bplusrecv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B-Plus プロトコルでファイルを受信する。</text:p>
          </table:table-cell>
          <table:table-cell table:style-name="ce6" office:value-type="string" calcext:value-type="string">
            <text:p>bplus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plussend.html" xlink:type="simple">bplussend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B-Plus プロトコルでファイルを送信する。</text:p>
          </table:table-cell>
          <table:table-cell table:style-name="ce6" office:value-type="string" calcext:value-type="string">
            <text:p>bplussend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allmenu.html" xlink:type="simple">callmenu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6" office:value-type="string" calcext:value-type="string">
            <text:p>4.56以降</text:p>
          </table:table-cell>
          <table:table-cell table:style-name="ce6" office:value-type="string" calcext:value-type="string">
            <text:p>ウインドウのメニューを実行する。</text:p>
          </table:table-cell>
          <table:table-cell table:style-name="ce6" office:value-type="string" calcext:value-type="string">
            <text:p>callmenu &lt;menu ID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changedir.html" xlink:type="simple">changedir</text:a>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Tera Term の現在のディレクトリを変更する。</text:p>
          </table:table-cell>
          <table:table-cell table:style-name="ce6" office:value-type="string" calcext:value-type="string">
            <text:p>changedir &lt;path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learscreen.html" xlink:type="simple">clearscreen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ウインドウの画面を消去する。</text:p>
          </table:table-cell>
          <table:table-cell table:style-name="ce6" office:value-type="string" calcext:value-type="string">
            <text:p>clearscreen &lt;int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closett.html" xlink:type="simple">closett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Tera Term を終了させる。</text:p>
          </table:table-cell>
          <table:table-cell table:style-name="ce6" office:value-type="string" calcext:value-type="string">
            <text:p>closett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connect.html" xlink:type="simple">connect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接続する。</text:p>
          </table:table-cell>
          <table:table-cell table:style-name="ce6" office:value-type="string" calcext:value-type="string">
            <text:p>connect &lt;command line parameters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ygconnect.html" xlink:type="simple">cygconnect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57以降</text:p>
          </table:table-cell>
          <table:table-cell table:style-name="ce6" office:value-type="string" calcext:value-type="string">
            <text:p>Cygwinへ接続する。</text:p>
          </table:table-cell>
          <table:table-cell table:style-name="ce6" office:value-type="string" calcext:value-type="string">
            <text:p>cygconnect [&lt;command line parameters&gt;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disconnect.html" xlink:type="simple">disconnect</text:a>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Tera Term とホストの間の通信を終了させる。</text:p>
          </table:table-cell>
          <table:table-cell table:style-name="ce6" office:value-type="string" calcext:value-type="string">
            <text:p>disconnect [&lt;confirm&gt;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dispstr.html" xlink:type="simple">dispstr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を端末画面に出力する。</text:p>
          </table:table-cell>
          <table:table-cell table:style-name="ce6" office:value-type="string" calcext:value-type="string">
            <text:p>dispstr &lt;data1&gt; [&lt;data2&gt;....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enablekeyb.html" xlink:type="simple">enablekeyb</text:a>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Tera Term のキーボード入力を許可/禁止する。</text:p>
          </table:table-cell>
          <table:table-cell table:style-name="ce6" office:value-type="string" calcext:value-type="string">
            <text:p>enablekeyb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lushrecv.html" xlink:type="simple">flushrecv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1"/>
          <table:table-cell table:style-name="ce6" office:value-type="string" calcext:value-type="string">
            <text:p>MACRO の受信バッファーの内容を消す。</text:p>
          </table:table-cell>
          <table:table-cell table:style-name="ce6" office:value-type="string" calcext:value-type="string">
            <text:p>flush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hostname.html" xlink:type="simple">gethostname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6" office:value-type="string" calcext:value-type="string">
            <text:p>4.61以降</text:p>
          </table:table-cell>
          <table:table-cell table:style-name="ce6" office:value-type="string" calcext:value-type="string">
            <text:p>接続先のホスト名（IPアドレス）を得る。</text:p>
          </table:table-cell>
          <table:table-cell table:style-name="ce6" office:value-type="string" calcext:value-type="string">
            <text:p>gethostname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getmodemstatus.html" xlink:type="simple">getmodemstatus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86以降</text:p>
          </table:table-cell>
          <table:table-cell table:style-name="ce6" office:value-type="string" calcext:value-type="string">
            <text:p>モデムの制御レジスタ値を取得する。</text:p>
          </table:table-cell>
          <table:table-cell table:style-name="ce6" office:value-type="string" calcext:value-type="string">
            <text:p>getmodemstatus &lt;intvar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gettitle.html" xlink:type="simple">gettitle</text:a>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ウインドウタイトル文字列を得る。</text:p>
          </table:table-cell>
          <table:table-cell table:style-name="ce6" office:value-type="string" calcext:value-type="string">
            <text:p>gettitle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kmtfinish.html" xlink:type="simple">kmtfinish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Kermit Finish コマンドを実行する。</text:p>
          </table:table-cell>
          <table:table-cell table:style-name="ce6" office:value-type="string" calcext:value-type="string">
            <text:p>kmtfinish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kmtget.html" xlink:type="simple">kmtget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ファイルを Kermit Get コマンドで受信する。</text:p>
          </table:table-cell>
          <table:table-cell table:style-name="ce6" office:value-type="string" calcext:value-type="string">
            <text:p>kmtget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kmtrecv.html" xlink:type="simple">kmtrecv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Kermit プロトコルでファイルを受信する。</text:p>
          </table:table-cell>
          <table:table-cell table:style-name="ce6" office:value-type="string" calcext:value-type="string">
            <text:p>kmt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kmtsend.html" xlink:type="simple">kmtsend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ファイルをKermit プロトコルで送信する。</text:p>
          </table:table-cell>
          <table:table-cell table:style-name="ce6" office:value-type="string" calcext:value-type="string">
            <text:p>kmtsend &lt;filena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loadkeymap.html" xlink:type="simple">loadkeymap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キーボード設定ファイルを読み込む。</text:p>
          </table:table-cell>
          <table:table-cell table:style-name="ce6" office:value-type="string" calcext:value-type="string">
            <text:p>loadkeymap &lt;filena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osdn.jp/manual/ja/macro/command/logautoclosemode.html" xlink:type="simple">logautoclosemode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6" office:value-type="string" calcext:value-type="string">
            <text:p>4.79以降</text:p>
          </table:table-cell>
          <table:table-cell table:style-name="ce6" office:value-type="string" calcext:value-type="string">
            <text:p>マクロ終了時、自動的にログ採取を停止する。</text:p>
          </table:table-cell>
          <table:table-cell table:style-name="ce6" office:value-type="string" calcext:value-type="string">
            <text:p>logautoclosemode &lt;fla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logclose.html" xlink:type="simple">logclose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Tera Term のログを終了する。</text:p>
          </table:table-cell>
          <table:table-cell table:style-name="ce6" office:value-type="string" calcext:value-type="string">
            <text:p>logclose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loginfo.html" xlink:type="simple">loginfo</text:a>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6" office:value-type="string" calcext:value-type="string">
            <text:p>4.73以降</text:p>
          </table:table-cell>
          <table:table-cell table:style-name="ce6" office:value-type="string" calcext:value-type="string">
            <text:p>Tera Term のログ取得状態を得る</text:p>
          </table:table-cell>
          <table:table-cell table:style-name="ce6" office:value-type="string" calcext:value-type="string">
            <text:p>loginfo &lt;strvar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logopen.html" xlink:type="simple">logopen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Tera Term のログを開始する。</text:p>
          </table:table-cell>
          <table:table-cell table:style-name="ce6" office:value-type="string" calcext:value-type="string">
            <text:p>logopen &lt;filename&gt; &lt;binary flag&gt; &lt;append flag&gt; [&lt;plain text flag&gt; [&lt;timestamp flag&gt; [&lt;hide dialog flag&gt;]]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logpause.html" xlink:type="simple">logpause</text:a>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Tera Term のログを一時中断する。</text:p>
          </table:table-cell>
          <table:table-cell table:style-name="ce6" office:value-type="string" calcext:value-type="string">
            <text:p>logpause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osdn.jp/manual/ja/macro/command/logrotate.html" xlink:type="simple">logrotate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ログをローテートする。</text:p>
          </table:table-cell>
          <table:table-cell table:style-name="ce6" office:value-type="string" calcext:value-type="string">
            <text:p>logrotate 'size' '&lt;size&gt;'</text:p>
            <text:p>logrotate 'rotate' &lt;count&gt;</text:p>
            <text:p>logrotate 'halt'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logstart.html" xlink:type="simple">logstart</text:a>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中断していた Tera Term のログを再開する。</text:p>
          </table:table-cell>
          <table:table-cell table:style-name="ce6" office:value-type="string" calcext:value-type="string">
            <text:p>logstart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logwrite.html" xlink:type="simple">logwrite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文字列をログに書き込む。</text:p>
          </table:table-cell>
          <table:table-cell table:style-name="ce6" office:value-type="string" calcext:value-type="string">
            <text:p>logwrite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quickvanrecv.html" xlink:type="simple">quickvanrecv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Quick-VAN プロトコルでファイルを受信する。</text:p>
          </table:table-cell>
          <table:table-cell table:style-name="ce6" office:value-type="string" calcext:value-type="string">
            <text:p>quickvan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quickvansend.html" xlink:type="simple">quickvansend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Quick-VAN プロトコルでファイルを送信する。</text:p>
          </table:table-cell>
          <table:table-cell table:style-name="ce6" office:value-type="string" calcext:value-type="string">
            <text:p>quickvansend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ecvln.html" xlink:type="simple">recvln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一行分の文字を受信する。</text:p>
          </table:table-cell>
          <table:table-cell table:style-name="ce6" office:value-type="string" calcext:value-type="string">
            <text:p>recvln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restoresetup.html" xlink:type="simple">restoresetup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設定ファイルを読み込む。</text:p>
          </table:table-cell>
          <table:table-cell table:style-name="ce6" office:value-type="string" calcext:value-type="string">
            <text:p>restoresetup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cprecv.html" xlink:type="simple">scprecv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57以降</text:p>
          </table:table-cell>
          <table:table-cell table:style-name="ce6" office:value-type="string" calcext:value-type="string">
            <text:p>SCPプロトコルでファイルを受信する。</text:p>
          </table:table-cell>
          <table:table-cell table:style-name="ce6" office:value-type="string" calcext:value-type="string">
            <text:p>scprecv &lt;remote filename&gt; [&lt;local filename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cpsend.html" xlink:type="simple">scpsend</text:a>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7以降</text:p>
          </table:table-cell>
          <table:table-cell table:style-name="ce6" office:value-type="string" calcext:value-type="string">
            <text:p>SCPプロトコルでファイルを送信する。</text:p>
          </table:table-cell>
          <table:table-cell table:style-name="ce6" office:value-type="string" calcext:value-type="string">
            <text:p>scpsend &lt;filename&gt; [&lt;destination filename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.html" xlink:type="simple">send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データを送信する。</text:p>
          </table:table-cell>
          <table:table-cell table:style-name="ce6" office:value-type="string" calcext:value-type="string">
            <text:p>send &lt;data1&gt; &lt;data2&gt;....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break.html" xlink:type="simple">sendbreak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ブレーク信号をホストへ送出する。</text:p>
          </table:table-cell>
          <table:table-cell table:style-name="ce6" office:value-type="string" calcext:value-type="string">
            <text:p>sendbreak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broadcast.html" xlink:type="simple">sendbroadcast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データをブロードキャスト送信する。</text:p>
          </table:table-cell>
          <table:table-cell table:style-name="ce6" office:value-type="string" calcext:value-type="string">
            <text:p>sendbroadcast &lt;data1&gt; &lt;data2&gt;....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endfile.html" xlink:type="simple">sendfile</text:a>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ファイルを送信する。</text:p>
          </table:table-cell>
          <table:table-cell table:style-name="ce6" office:value-type="string" calcext:value-type="string">
            <text:p>sendfile &lt;filename&gt; &lt;binary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kcode.html" xlink:type="simple">sendkcode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キーコードを送信する。</text:p>
          </table:table-cell>
          <table:table-cell table:style-name="ce6" office:value-type="string" calcext:value-type="string">
            <text:p>sendkcode &lt;key code&gt; &lt;repeat count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endln.html" xlink:type="simple">sendln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データと改行を送信する。</text:p>
          </table:table-cell>
          <table:table-cell table:style-name="ce6" office:value-type="string" calcext:value-type="string">
            <text:p>sendln &lt;data1&gt; &lt;data2&gt;....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endlnbroadcast.html" xlink:type="simple">sendlnbroadcast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データと改行をブロードキャスト送信する。</text:p>
          </table:table-cell>
          <table:table-cell table:style-name="ce6" office:value-type="string" calcext:value-type="string">
            <text:p>sendlnbroadcast &lt;data1&gt; &lt;data2&gt;....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endmulticast.html" xlink:type="simple">sendmulticast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データをマルチキャスト送信する。</text:p>
          </table:table-cell>
          <table:table-cell table:style-name="ce6" office:value-type="string" calcext:value-type="string">
            <text:p>sendmulticast &lt;multicastname&gt; &lt;data1&gt; &lt;data2&gt;....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baud.html" xlink:type="simple">setbaud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58以降</text:p>
          </table:table-cell>
          <table:table-cell table:style-name="ce6" office:value-type="string" calcext:value-type="string">
            <text:p>シリアルポートのボーレートを変更する。</text:p>
          </table:table-cell>
          <table:table-cell table:style-name="ce6" office:value-type="string" calcext:value-type="string">
            <text:p>setbaud &lt;valu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ebug.html" xlink:type="simple">setdebug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6" office:value-type="string" calcext:value-type="string">
            <text:p>4.64以降</text:p>
          </table:table-cell>
          <table:table-cell table:style-name="ce6" office:value-type="string" calcext:value-type="string">
            <text:p>デバッグモードを設定する。</text:p>
          </table:table-cell>
          <table:table-cell table:style-name="ce6" office:value-type="string" calcext:value-type="string">
            <text:p>setdebug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tr.html" xlink:type="simple">setdtr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59以降</text:p>
          </table:table-cell>
          <table:table-cell table:style-name="ce6" office:value-type="string" calcext:value-type="string">
            <text:p>Tera Term で DTR の状態を変更する。</text:p>
          </table:table-cell>
          <table:table-cell table:style-name="ce6" office:value-type="string" calcext:value-type="string">
            <text:p>setdtr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echo.html" xlink:type="simple">setecho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1"/>
          <table:table-cell table:style-name="ce6" office:value-type="string" calcext:value-type="string">
            <text:p>Tera Term のローカルエコー (local echo) の状態を変更する。</text:p>
          </table:table-cell>
          <table:table-cell table:style-name="ce6" office:value-type="string" calcext:value-type="string">
            <text:p>setecho &lt;echo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multicastname.html" xlink:type="simple">setmulticastname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マルチキャスト送信のための端末識別名を設定する。</text:p>
          </table:table-cell>
          <table:table-cell table:style-name="ce6" office:value-type="string" calcext:value-type="string">
            <text:p>setmulticastname &lt;multicast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rts.html" xlink:type="simple">setrts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59以降</text:p>
          </table:table-cell>
          <table:table-cell table:style-name="ce6" office:value-type="string" calcext:value-type="string">
            <text:p>Tera Term で RTS の状態を変更する。</text:p>
          </table:table-cell>
          <table:table-cell table:style-name="ce6" office:value-type="string" calcext:value-type="string">
            <text:p>setrts &lt;fla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etsync.html" xlink:type="simple">setsync</text:a>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同期モードを設定する。</text:p>
          </table:table-cell>
          <table:table-cell table:style-name="ce6" office:value-type="string" calcext:value-type="string">
            <text:p>setsync &lt;sync fla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ettitle.html" xlink:type="simple">settitle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ウインドウタイトル文字列を変更する。</text:p>
          </table:table-cell>
          <table:table-cell table:style-name="ce6" office:value-type="string" calcext:value-type="string">
            <text:p>settitle &lt;titl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howtt.html" xlink:type="simple">showtt</text:a>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Tera Term ウインドウの表示状態を変更する。</text:p>
          </table:table-cell>
          <table:table-cell table:style-name="ce6" office:value-type="string" calcext:value-type="string">
            <text:p>showtt &lt;show fla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testlink.html" xlink:type="simple">testlink</text:a>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現在のリンクおよび接続の状態を報告する。</text:p>
          </table:table-cell>
          <table:table-cell table:style-name="ce6" office:value-type="string" calcext:value-type="string">
            <text:p>testlink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sourceforge.jp/manual/ja/macro/command/unlink.html" xlink:type="simple">unlink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現在の Tera Term ウインドウと MACRO の間のリンクを断つ。</text:p>
          </table:table-cell>
          <table:table-cell table:style-name="ce6" office:value-type="string" calcext:value-type="string">
            <text:p>unlink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wait.html" xlink:type="simple">wait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文字列を待つ。</text:p>
          </table:table-cell>
          <table:table-cell table:style-name="ce6" office:value-type="string" calcext:value-type="string">
            <text:p>wait &lt;string1&gt; [&lt;string2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4all.html" xlink:type="simple">wait4all</text:a>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3以降</text:p>
          </table:table-cell>
          <table:table-cell table:style-name="ce6" office:value-type="string" calcext:value-type="string">
            <text:p>マクロに接続されている全端末の文字列を待つ。</text:p>
          </table:table-cell>
          <table:table-cell table:style-name="ce6" office:value-type="string" calcext:value-type="string">
            <text:p>wait4all &lt;string1&gt; [&lt;string2&gt; ...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waitevent.html" xlink:type="simple">waitevent</text:a>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イベントを待つ。</text:p>
          </table:table-cell>
          <table:table-cell table:style-name="ce6" office:value-type="string" calcext:value-type="string">
            <text:p>waitevent &lt;events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ln.html" xlink:type="simple">waitln</text:a>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文字列を含む行を待つ。</text:p>
          </table:table-cell>
          <table:table-cell table:style-name="ce6" office:value-type="string" calcext:value-type="string">
            <text:p>waitln &lt;string1&gt; [&lt;string2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n.html" xlink:type="simple">waitn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指定されたバイト数の受信を待つ。</text:p>
          </table:table-cell>
          <table:table-cell table:style-name="ce6" office:value-type="string" calcext:value-type="string">
            <text:p>waitn &lt;received byte cou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recv.html" xlink:type="simple">waitrecv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1"/>
          <table:table-cell table:style-name="ce6" office:value-type="string" calcext:value-type="string">
            <text:p>文字列を待つ。</text:p>
          </table:table-cell>
          <table:table-cell table:style-name="ce6" office:value-type="string" calcext:value-type="string">
            <text:p>waitrecv &lt;sub-string&gt; &lt;len&gt; &lt;pos&gt;</text:p>
          </table:table-cell>
          <table:table-cell table:style-name="ce12"/>
        </table:table-row>
        <table:table-row table:style-name="ro6">
          <table:table-cell table:style-name="ce6" office:value-type="string" calcext:value-type="string">
            <text:p><text:a xlink:href="http://ttssh2.sourceforge.jp/manual/ja/macro/command/waitregex.html" xlink:type="simple">waitregex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21以降</text:p>
          </table:table-cell>
          <table:table-cell table:style-name="ce6" office:value-type="string" calcext:value-type="string">
            <text:p>正規表現文字列を含む行を待つ。</text:p>
          </table:table-cell>
          <table:table-cell table:style-name="ce6" office:value-type="string" calcext:value-type="string">
            <text:p>waitregex &lt;string1 with regular expression&gt; [&lt;string2 with regular expression&gt; ...]</text:p>
            <text:p>mwaitregex &lt;string1 with regular expression&gt; [&lt;string2 with regular expression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xmodemrecv.html" xlink:type="simple">xmodemrecv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XMODEM プロトコルでファイルを受信する。</text:p>
          </table:table-cell>
          <table:table-cell table:style-name="ce6" office:value-type="string" calcext:value-type="string">
            <text:p>xmodemrecv &lt;filename&gt; &lt;binary flag&gt; &lt;option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xmodemsend.html" xlink:type="simple">xmodemsend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XMODEM プロトコルでファイルを送信する。</text:p>
          </table:table-cell>
          <table:table-cell table:style-name="ce6" office:value-type="string" calcext:value-type="string">
            <text:p>xmodemsend &lt;filename&gt; &lt;option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ymodemrecv.html" xlink:type="simple">ymodemrecv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66以降</text:p>
          </table:table-cell>
          <table:table-cell table:style-name="ce6" office:value-type="string" calcext:value-type="string">
            <text:p>YMODEM プロトコルでファイルを受信する。</text:p>
          </table:table-cell>
          <table:table-cell table:style-name="ce6" office:value-type="string" calcext:value-type="string">
            <text:p>ymodem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ymodemsend.html" xlink:type="simple">ymodemsend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66以降</text:p>
          </table:table-cell>
          <table:table-cell table:style-name="ce6" office:value-type="string" calcext:value-type="string">
            <text:p>YMODEM プロトコルでファイルを送信する。</text:p>
          </table:table-cell>
          <table:table-cell table:style-name="ce6" office:value-type="string" calcext:value-type="string">
            <text:p>ymodemsend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zmodemrecv.html" xlink:type="simple">zmodemrecv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ZMODEM プロトコルでファイルを受信する。</text:p>
          </table:table-cell>
          <table:table-cell table:style-name="ce6" office:value-type="string" calcext:value-type="string">
            <text:p>zmodem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zmodemsend.html" xlink:type="simple">zmodemsend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ZMODEM プロトコルでファイルを送信する。</text:p>
          </table:table-cell>
          <table:table-cell table:style-name="ce6" office:value-type="string" calcext:value-type="string">
            <text:p>zmodemsend &lt;filename&gt; &lt;binary flag&gt;</text:p>
          </table:table-cell>
          <table:table-cell table:style-name="ce12"/>
        </table:table-row>
        <table:table-row table:style-name="ro1" table:number-rows-repeated="104850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ファイル操作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3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asename.html" xlink:type="simple">basename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パス名からファイル名を得る。</text:p>
          </table:table-cell>
          <table:table-cell table:style-name="ce6" office:value-type="string" calcext:value-type="string">
            <text:p>basename &lt;strvar&gt; &lt;path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dirname.html" xlink:type="simple">dirname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パス名からディレクトリ名を得る。</text:p>
          </table:table-cell>
          <table:table-cell table:style-name="ce6" office:value-type="string" calcext:value-type="string">
            <text:p>dirname &lt;strvar&gt; &lt;path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close.html" xlink:type="simple">fileclose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ハンドルを閉じる。</text:p>
          </table:table-cell>
          <table:table-cell table:style-name="ce6" office:value-type="string" calcext:value-type="string">
            <text:p>fileclose &lt;file handl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concat.html" xlink:type="simple">fileconcat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の内容を別のファイルに追加する。</text:p>
          </table:table-cell>
          <table:table-cell table:style-name="ce6" office:value-type="string" calcext:value-type="string">
            <text:p>fileconcat &lt;file1&gt; &lt;file2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copy.html" xlink:type="simple">filecopy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をコピーする。</text:p>
          </table:table-cell>
          <table:table-cell table:style-name="ce6" office:value-type="string" calcext:value-type="string">
            <text:p>filecopy &lt;file1&gt; &lt;file2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create.html" xlink:type="simple">filecreate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を作成する。</text:p>
          </table:table-cell>
          <table:table-cell table:style-name="ce6" office:value-type="string" calcext:value-type="string">
            <text:p>filecreate &lt;file handle&gt; &lt;filena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delete.html" xlink:type="simple">filedelete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を削除する。</text:p>
          </table:table-cell>
          <table:table-cell table:style-name="ce6" office:value-type="string" calcext:value-type="string">
            <text:p>filedelete &lt;filena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lock.html" xlink:type="simple">filelock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74以降</text:p>
          </table:table-cell>
          <table:table-cell table:style-name="ce6" office:value-type="string" calcext:value-type="string">
            <text:p>開いているファイルをロックする。</text:p>
          </table:table-cell>
          <table:table-cell table:style-name="ce6" office:value-type="string" calcext:value-type="string">
            <text:p>filelock &lt;file handle&gt; [&lt;timeout&gt;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markptr.html" xlink:type="simple">filemarkptr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ポインタを保存する。</text:p>
          </table:table-cell>
          <table:table-cell table:style-name="ce6" office:value-type="string" calcext:value-type="string">
            <text:p>filemarkptr &lt;file handl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open.html" xlink:type="simple">fileopen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を開く。</text:p>
          </table:table-cell>
          <table:table-cell table:style-name="ce6" office:value-type="string" calcext:value-type="string">
            <text:p>fileopen &lt;file handle&gt; &lt;filename&gt; &lt;append fla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readln.html" xlink:type="simple">filereadln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から一行読む。</text:p>
          </table:table-cell>
          <table:table-cell table:style-name="ce6" office:value-type="string" calcext:value-type="string">
            <text:p>filereadln &lt;file handle&gt; &lt;strvar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read.html" xlink:type="simple">fileread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48以降</text:p>
          </table:table-cell>
          <table:table-cell table:style-name="ce6" office:value-type="string" calcext:value-type="string">
            <text:p>ファイルを読む。</text:p>
          </table:table-cell>
          <table:table-cell table:style-name="ce6" office:value-type="string" calcext:value-type="string">
            <text:p>fileread &lt;file handle&gt; &lt;read byte&gt; &lt;strvar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rename.html" xlink:type="simple">filerename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名を変更する。</text:p>
          </table:table-cell>
          <table:table-cell table:style-name="ce6" office:value-type="string" calcext:value-type="string">
            <text:p>filerename &lt;file1&gt; &lt;file2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search.html" xlink:type="simple">filesearch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またはフォルダがあるか確かめる。</text:p>
          </table:table-cell>
          <table:table-cell table:style-name="ce6" office:value-type="string" calcext:value-type="string">
            <text:p>filesearch &lt;filena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seek.html" xlink:type="simple">fileseek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ポインタを移動する。</text:p>
          </table:table-cell>
          <table:table-cell table:style-name="ce6" office:value-type="string" calcext:value-type="string">
            <text:p>fileseek &lt;file handle&gt; &lt;offset&gt; &lt;origin&gt;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sourceforge.jp/manual/ja/macro/command/fileseekback.html" xlink:type="simple">fileseekback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"filemarkptr" コマンドで保存した位置にファイルポインタを移動する。</text:p>
          </table:table-cell>
          <table:table-cell table:style-name="ce6" office:value-type="string" calcext:value-type="string">
            <text:p>fileseekback &lt;file handl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stat.html" xlink:type="simple">filestat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6以降</text:p>
          </table:table-cell>
          <table:table-cell table:style-name="ce6" office:value-type="string" calcext:value-type="string">
            <text:p>ファイルの統計情報を取得する。</text:p>
          </table:table-cell>
          <table:table-cell table:style-name="ce6" office:value-type="string" calcext:value-type="string">
            <text:p>filestat &lt;filename&gt; &lt;size&gt; [&lt;mtime&gt;] [&lt;drive&gt;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strseek.html" xlink:type="simple">filestrseek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文字列をファイルの先頭から末尾に向かって検索する。</text:p>
          </table:table-cell>
          <table:table-cell table:style-name="ce6" office:value-type="string" calcext:value-type="string">
            <text:p>filestrseek &lt;file handle&gt; &lt;strin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strseek2.html" xlink:type="simple">filestrseek2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文字列をファイルの末尾から先頭へ向かって検索する。</text:p>
          </table:table-cell>
          <table:table-cell table:style-name="ce6" office:value-type="string" calcext:value-type="string">
            <text:p>filestrseek2 &lt;file handle&gt; &lt;strin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truncate.html" xlink:type="simple">filetruncate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ファイルのサイズを変更する。</text:p>
          </table:table-cell>
          <table:table-cell table:style-name="ce6" office:value-type="string" calcext:value-type="string">
            <text:p>filetruncate &lt;filename&gt; &lt;siz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unlock.html" xlink:type="simple">fileunlock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74以降</text:p>
          </table:table-cell>
          <table:table-cell table:style-name="ce6" office:value-type="string" calcext:value-type="string">
            <text:p>開いているファイルのロックを解除する。</text:p>
          </table:table-cell>
          <table:table-cell table:style-name="ce6" office:value-type="string" calcext:value-type="string">
            <text:p>fileunlock &lt;file handl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write.html" xlink:type="simple">filewrite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に文字列を書き込む。</text:p>
          </table:table-cell>
          <table:table-cell table:style-name="ce6" office:value-type="string" calcext:value-type="string">
            <text:p>filewrite &lt;file handle&gt; &lt;strin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writeln.html" xlink:type="simple">filewriteln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に文字列を改行付きで書き込む。</text:p>
          </table:table-cell>
          <table:table-cell table:style-name="ce6" office:value-type="string" calcext:value-type="string">
            <text:p>filewriteln &lt;file handle&gt; &lt;string&gt;</text:p>
          </table:table-cell>
          <table:table-cell table:style-name="ce12"/>
        </table:table-row>
        <table:table-row table:style-name="ro8">
          <table:table-cell table:style-name="ce6" office:value-type="string" calcext:value-type="string">
            <text:p><text:a xlink:href="http://ttssh2.sourceforge.jp/manual/ja/macro/command/findoperations.html" xlink:type="simple">findfirst, findnext, findclose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文字列に合致する最初のファイルを探す。</text:p>
            <text:p>文字列に合致する次のファイルを探す。</text:p>
            <text:p>ディレクトリハンドルを解放する。</text:p>
          </table:table-cell>
          <table:table-cell table:style-name="ce6" office:value-type="string" calcext:value-type="string">
            <text:p>findfirst &lt;dir handle&gt; &lt;file name&gt; &lt;strvar&gt;</text:p>
            <text:p>findnext &lt;dir handle&gt; &lt;strvar&gt;</text:p>
            <text:p>findclose &lt;dir handl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oldercreate.html" xlink:type="simple">foldercreate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ォルダを作成する。</text:p>
          </table:table-cell>
          <table:table-cell table:style-name="ce6" office:value-type="string" calcext:value-type="string">
            <text:p>foldercreate &lt;folderna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olderdelete.html" xlink:type="simple">folderdelete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ォルダを削除する。</text:p>
          </table:table-cell>
          <table:table-cell table:style-name="ce6" office:value-type="string" calcext:value-type="string">
            <text:p>folderdelete &lt;folderna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oldersearch.html" xlink:type="simple">foldersearch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ォルダがあるか確かめる。</text:p>
          </table:table-cell>
          <table:table-cell table:style-name="ce6" office:value-type="string" calcext:value-type="string">
            <text:p>foldersearch &lt;folderna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getdir.html" xlink:type="simple">getdir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MACRO の現在のディレクトリを得る。</text:p>
          </table:table-cell>
          <table:table-cell table:style-name="ce6" office:value-type="string" calcext:value-type="string">
            <text:p>getdir &lt;strvar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getfileattr.html" xlink:type="simple">getfileattr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ァイルまたはディレクトリの属性を得る。</text:p>
          </table:table-cell>
          <table:table-cell table:style-name="ce6" office:value-type="string" calcext:value-type="string">
            <text:p>getfileattr &lt;filena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makepath.html" xlink:type="simple">makepath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ルパス名を作成する。</text:p>
          </table:table-cell>
          <table:table-cell table:style-name="ce6" office:value-type="string" calcext:value-type="string">
            <text:p>makepath &lt;strvar&gt; &lt;dir&gt; &lt;na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etdir.html" xlink:type="simple">setdir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MACRO の現在のディレクトリを変更する。</text:p>
          </table:table-cell>
          <table:table-cell table:style-name="ce6" office:value-type="string" calcext:value-type="string">
            <text:p>setdir &lt;dir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etfileattr.html" xlink:type="simple">setfileattr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ァイルまたはディレクトリの属性を変更する。</text:p>
          </table:table-cell>
          <table:table-cell table:style-name="ce6" office:value-type="string" calcext:value-type="string">
            <text:p>setfileattr &lt;filename&gt; &lt;attributes&gt;</text:p>
          </table:table-cell>
          <table:table-cell table:style-name="ce12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制御" table:style-name="ta1">
        <table:table-column table:style-name="co7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3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break.html" xlink:type="simple">break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3以降</text:p>
          </table:table-cell>
          <table:table-cell table:style-name="ce6" office:value-type="string" calcext:value-type="string">
            <text:p>ループから抜ける。</text:p>
          </table:table-cell>
          <table:table-cell table:style-name="ce6" office:value-type="string" calcext:value-type="string">
            <text:p>break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call.html" xlink:type="simple">call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11"/>
          <table:table-cell table:style-name="ce6" office:value-type="string" calcext:value-type="string">
            <text:p>サブルーチンをコールする。</text:p>
          </table:table-cell>
          <table:table-cell table:style-name="ce6" office:value-type="string" calcext:value-type="string">
            <text:p>call &lt;label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osdn.jp/manual/ja/macro/command/continue.html" xlink:type="simple">continue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77以降</text:p>
          </table:table-cell>
          <table:table-cell table:style-name="ce6" office:value-type="string" calcext:value-type="string">
            <text:p>ループの次の反復処理に移る。</text:p>
          </table:table-cell>
          <table:table-cell table:style-name="ce6" office:value-type="string" calcext:value-type="string">
            <text:p>continue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doloop.html" xlink:type="simple">do, loop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6以降</text:p>
          </table:table-cell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do [ { while | until } &lt;expression&gt; (option)]</text:p>
            <text:p>...</text:p>
            <text:p>loop [ { while | until } &lt;expression&gt; (option)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end.html" xlink:type="simple">end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11"/>
          <table:table-cell table:style-name="ce6" office:value-type="string" calcext:value-type="string">
            <text:p>マクロの実行そのものを終了する。</text:p>
          </table:table-cell>
          <table:table-cell table:style-name="ce6" office:value-type="string" calcext:value-type="string">
            <text:p>end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execcmnd.html" xlink:type="simple">execcmnd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11"/>
          <table:table-cell table:style-name="ce6" office:value-type="string" calcext:value-type="string">
            <text:p>TTL コマンド を実行する。</text:p>
          </table:table-cell>
          <table:table-cell table:style-name="ce6" office:value-type="string" calcext:value-type="string">
            <text:p>execcmnd &lt;statement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exit.html" xlink:type="simple">exit</text:a></text:p>
          </table:table-cell>
          <table:table-cell table:style-name="ce8" office:value-type="string" calcext:value-type="string">
            <text:p>A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メインファイルへ戻る。</text:p>
          </table:table-cell>
          <table:table-cell table:style-name="ce6" office:value-type="string" calcext:value-type="string">
            <text:p>exit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fornext.html" xlink:type="simple">for, next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for &lt;intvar&gt; &lt;first&gt; &lt;last&gt;</text:p>
            <text:p>...</text:p>
            <text:p>next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goto.html" xlink:type="simple">goto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ラベルへジャンプする。</text:p>
          </table:table-cell>
          <table:table-cell table:style-name="ce6" office:value-type="string" calcext:value-type="string">
            <text:p>goto &lt;label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ifthenelseif.html" xlink:type="simple">if, then, elseif, else, endif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条件分岐</text:p>
          </table:table-cell>
          <table:table-cell table:style-name="ce6" office:value-type="string" calcext:value-type="string">
            <text:p><text:a xlink:href="http://ttssh2.sourceforge.jp/manual/ja/macro/command/ifthenelseif.html" xlink:type="simple">詳細ページ参照</text:a>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include.html" xlink:type="simple">include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11"/>
          <table:table-cell table:style-name="ce6" office:value-type="string" calcext:value-type="string">
            <text:p>インクルードファイルに移る。</text:p>
          </table:table-cell>
          <table:table-cell table:style-name="ce6" office:value-type="string" calcext:value-type="string">
            <text:p>include '&lt;include file name&gt;'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mpause.html" xlink:type="simple">mpause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6" office:value-type="string" calcext:value-type="string">
            <text:p>4.27以降</text:p>
          </table:table-cell>
          <table:table-cell table:style-name="ce6" office:value-type="string" calcext:value-type="string">
            <text:p>休止する。(ミリ秒)</text:p>
          </table:table-cell>
          <table:table-cell table:style-name="ce6" office:value-type="string" calcext:value-type="string">
            <text:p>mpause &lt;ti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pause.html" xlink:type="simple">pause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11"/>
          <table:table-cell table:style-name="ce6" office:value-type="string" calcext:value-type="string">
            <text:p>休止する。(秒)</text:p>
          </table:table-cell>
          <table:table-cell table:style-name="ce6" office:value-type="string" calcext:value-type="string">
            <text:p>pause &lt;ti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return.html" xlink:type="simple">return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11"/>
          <table:table-cell table:style-name="ce6" office:value-type="string" calcext:value-type="string">
            <text:p>サブルーチンを抜け、メインルーチンへ戻る。</text:p>
          </table:table-cell>
          <table:table-cell table:style-name="ce6" office:value-type="string" calcext:value-type="string">
            <text:p>return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until.html" xlink:type="simple">until, enduntil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6以降</text:p>
          </table:table-cell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until &lt;expression&gt;</text:p>
            <text:p>...</text:p>
            <text:p>enduntil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while.html" xlink:type="simple">while, endwhile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while &lt;expression&gt;</text:p>
            <text:p>...</text:p>
            <text:p>endwhile</text:p>
          </table:table-cell>
          <table:table-cell table:style-name="ce12"/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パスワード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3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delpassword.html" xlink:type="simple">delpassword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11"/>
          <table:table-cell table:style-name="ce6" office:value-type="string" calcext:value-type="string">
            <text:p>パスワードを削除する。</text:p>
          </table:table-cell>
          <table:table-cell table:style-name="ce6" office:value-type="string" calcext:value-type="string">
            <text:p>delpassword &lt;filename&gt; &lt;password name&gt;</text:p>
          </table:table-cell>
          <table:table-cell table:style-name="ce12"/>
        </table:table-row>
        <table:table-row table:style-name="ro9">
          <table:table-cell table:style-name="ce6" office:value-type="string" calcext:value-type="string">
            <text:p><text:a xlink:href="http://ttssh2.sourceforge.jp/manual/ja/macro/command/getpassword.html" xlink:type="simple">getpassword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11"/>
          <table:table-cell table:style-name="ce6" office:value-type="string" calcext:value-type="string">
            <text:p>パスワードを読み出す。</text:p>
          </table:table-cell>
          <table:table-cell table:style-name="ce6" office:value-type="string" calcext:value-type="string">
            <text:p>getpassword &lt;filename&gt; &lt;password name&gt; &lt;strvar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ispassword.html" xlink:type="simple">ispassword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6" office:value-type="string" calcext:value-type="string">
            <text:p>4.75以降</text:p>
          </table:table-cell>
          <table:table-cell table:style-name="ce6" office:value-type="string" calcext:value-type="string">
            <text:p>パスワードが設定されているかを判別する。</text:p>
          </table:table-cell>
          <table:table-cell table:style-name="ce6" office:value-type="string" calcext:value-type="string">
            <text:p>ispassword &lt;filename&gt; &lt;password na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passwordbox.html" xlink:type="simple">passwordbox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11"/>
          <table:table-cell table:style-name="ce6" office:value-type="string" calcext:value-type="string">
            <text:p>パスワードを入力するためのダイアログボックスを開く。</text:p>
          </table:table-cell>
          <table:table-cell table:style-name="ce6" office:value-type="string" calcext:value-type="string">
            <text:p>passwordbox &lt;message&gt; &lt;title&gt; [&lt;special&gt;]</text:p>
          </table:table-cell>
          <table:table-cell table:style-name="ce12"/>
        </table:table-row>
        <table:table-row table:style-name="ro9">
          <table:table-cell table:style-name="ce6" office:value-type="string" calcext:value-type="string">
            <text:p><text:a xlink:href="http://ttssh2.sourceforge.jp/manual/ja/macro/command/setpassword.html" xlink:type="simple">setpassword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6" office:value-type="string" calcext:value-type="string">
            <text:p>4.75以降</text:p>
          </table:table-cell>
          <table:table-cell table:style-name="ce6" office:value-type="string" calcext:value-type="string">
            <text:p>パスワードを追加もしくは更新する。</text:p>
          </table:table-cell>
          <table:table-cell table:style-name="ce6" office:value-type="string" calcext:value-type="string">
            <text:p>setpassword &lt;filename&gt; &lt;password name&gt; &lt;strvar&gt;</text:p>
          </table:table-cell>
          <table:table-cell table:style-name="ce12"/>
        </table:table-row>
        <table:table-row table:style-name="ro1" table:number-rows-repeated="104856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文字列操作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3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ode2str.html" xlink:type="simple">code2str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ASCII コード値を文字列に変換する。</text:p>
          </table:table-cell>
          <table:table-cell table:style-name="ce6" office:value-type="string" calcext:value-type="string">
            <text:p>code2str &lt;strvar&gt; &lt;ASCII cod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expandenv.html" xlink:type="simple">expandenv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71以降</text:p>
          </table:table-cell>
          <table:table-cell table:style-name="ce6" office:value-type="string" calcext:value-type="string">
            <text:p>環境変数文字列を展開する。</text:p>
          </table:table-cell>
          <table:table-cell table:style-name="ce6" office:value-type="string" calcext:value-type="string">
            <text:p>expandenv &lt;strvar&gt; [&lt;strval&gt;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int2str.html" xlink:type="simple">int2str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整数値を文字列に変換する。</text:p>
          </table:table-cell>
          <table:table-cell table:style-name="ce6" office:value-type="string" calcext:value-type="string">
            <text:p>int2str &lt;strvar&gt; &lt;integer value&gt;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osdn.jp/manual/ja/macro/command/regexoption.html" xlink:type="simple">regexoption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正規表現の文法、文字エンコーディング、オプションを設定する。</text:p>
          </table:table-cell>
          <table:table-cell table:style-name="ce6" office:value-type="string" calcext:value-type="string">
            <text:p>regexoption &lt;option1&gt; [&lt;option2&gt; ...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printf.html" xlink:type="simple">sprintf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2以降</text:p>
          </table:table-cell>
          <table:table-cell table:style-name="ce6" office:value-type="string" calcext:value-type="string">
            <text:p>フォーマットされた出力を返す。</text:p>
          </table:table-cell>
          <table:table-cell table:style-name="ce6" office:value-type="string" calcext:value-type="string">
            <text:p>sprintf FORMAT [ARGUMENT ...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printf2.html" xlink:type="simple">sprintf2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フォーマットされた出力を返す。</text:p>
          </table:table-cell>
          <table:table-cell table:style-name="ce6" office:value-type="string" calcext:value-type="string">
            <text:p>sprintf2 strvar FORMAT [ARGUMENT ...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tr2code.html" xlink:type="simple">str2code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文字列を ASCII コード値に変換する。</text:p>
          </table:table-cell>
          <table:table-cell table:style-name="ce6" office:value-type="string" calcext:value-type="string">
            <text:p>str2code &lt;intvar&gt; &lt;strin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tr2int.html" xlink:type="simple">str2int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文字列を整数値に変換する。</text:p>
          </table:table-cell>
          <table:table-cell table:style-name="ce6" office:value-type="string" calcext:value-type="string">
            <text:p>str2int &lt;intvar&gt; &lt;strin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trcompare.html" xlink:type="simple">strcompare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文字列を比較する。</text:p>
          </table:table-cell>
          <table:table-cell table:style-name="ce6" office:value-type="string" calcext:value-type="string">
            <text:p>strcompare &lt;string1&gt; &lt;string2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trconcat.html" xlink:type="simple">strconcat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文字列を継ぎ足す。</text:p>
          </table:table-cell>
          <table:table-cell table:style-name="ce6" office:value-type="string" calcext:value-type="string">
            <text:p>strconcat &lt;strvar&gt; &lt;strin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trcopy.html" xlink:type="simple">strcopy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文字列をコピーする。</text:p>
          </table:table-cell>
          <table:table-cell table:style-name="ce6" office:value-type="string" calcext:value-type="string">
            <text:p>strcopy &lt;string&gt; &lt;pos&gt; &lt;len&gt; &lt;strvar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trinsert.html" xlink:type="simple">strinsert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挿入する。</text:p>
          </table:table-cell>
          <table:table-cell table:style-name="ce6" office:value-type="string" calcext:value-type="string">
            <text:p>strinsert &lt;strvar&gt; &lt;index&gt; &lt;strin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trjoin.html" xlink:type="simple">strjoin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を連結する。</text:p>
          </table:table-cell>
          <table:table-cell table:style-name="ce6" office:value-type="string" calcext:value-type="string">
            <text:p>strjoin &lt;strvar&gt; &lt;separator&gt; [&lt;count&gt;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trlen.html" xlink:type="simple">strlen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文字列の長さを返す。</text:p>
          </table:table-cell>
          <table:table-cell table:style-name="ce6" office:value-type="string" calcext:value-type="string">
            <text:p>strlen &lt;string&gt;</text:p>
          </table:table-cell>
          <table:table-cell table:style-name="ce12"/>
        </table:table-row>
        <table:table-row table:style-name="ro9">
          <table:table-cell table:style-name="ce6" office:value-type="string" calcext:value-type="string">
            <text:p><text:a xlink:href="http://ttssh2.sourceforge.jp/manual/ja/macro/command/strmatch.html" xlink:type="simple">strmatch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9以降</text:p>
          </table:table-cell>
          <table:table-cell table:style-name="ce6" office:value-type="string" calcext:value-type="string">
            <text:p>正規表現によるパターンマッチングを行う。</text:p>
          </table:table-cell>
          <table:table-cell table:style-name="ce6" office:value-type="string" calcext:value-type="string">
            <text:p>strmatch &lt;target string&gt; &lt;string with regular expression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trremove.html" xlink:type="simple">strremove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削除する。</text:p>
          </table:table-cell>
          <table:table-cell table:style-name="ce6" office:value-type="string" calcext:value-type="string">
            <text:p>strremove &lt;strvar&gt; &lt;index&gt; &lt;len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trreplace.html" xlink:type="simple">strreplace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置換する。</text:p>
          </table:table-cell>
          <table:table-cell table:style-name="ce6" office:value-type="string" calcext:value-type="string">
            <text:p>strreplace &lt;strvar&gt; &lt;index&gt; &lt;regex&gt; &lt;newstr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trscan.html" xlink:type="simple">strscan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部分文字列の位置を返す</text:p>
          </table:table-cell>
          <table:table-cell table:style-name="ce6" office:value-type="string" calcext:value-type="string">
            <text:p>strscan &lt;string&gt; &lt;substrin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trspecial.html" xlink:type="simple">strspecial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特殊文字を変換する。</text:p>
          </table:table-cell>
          <table:table-cell table:style-name="ce6" office:value-type="string" calcext:value-type="string">
            <text:p>strspecial &lt;strvar&gt; [&lt;strval&gt;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trsplit.html" xlink:type="simple">strsplit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分割する。</text:p>
          </table:table-cell>
          <table:table-cell table:style-name="ce6" office:value-type="string" calcext:value-type="string">
            <text:p>strsplit &lt;strval&gt; &lt;separator&gt; [&lt;count&gt;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trtrim.html" xlink:type="simple">strtrim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前後の文字を削除する。</text:p>
          </table:table-cell>
          <table:table-cell table:style-name="ce6" office:value-type="string" calcext:value-type="string">
            <text:p>strtrim &lt;strvar&gt; &lt;trimchars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tolower.html" xlink:type="simple">tolower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3以降</text:p>
          </table:table-cell>
          <table:table-cell table:style-name="ce6" office:value-type="string" calcext:value-type="string">
            <text:p>文字列をすべて小文字に変換する。</text:p>
          </table:table-cell>
          <table:table-cell table:style-name="ce6" office:value-type="string" calcext:value-type="string">
            <text:p>tolower &lt;strvar&gt; &lt;strin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toupper.html" xlink:type="simple">toupper</text:a></text:p>
          </table:table-cell>
          <table:table-cell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3以降</text:p>
          </table:table-cell>
          <table:table-cell table:style-name="ce6" office:value-type="string" calcext:value-type="string">
            <text:p>文字列をすべて大文字に変換する。</text:p>
          </table:table-cell>
          <table:table-cell table:style-name="ce6" office:value-type="string" calcext:value-type="string">
            <text:p>toupper &lt;strvar&gt; &lt;string&gt;</text:p>
          </table:table-cell>
          <table:table-cell table:style-name="ce12"/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その他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3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beep.html" xlink:type="simple">beep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ビープ音を鳴らす。</text:p>
          </table:table-cell>
          <table:table-cell table:style-name="ce6" office:value-type="string" calcext:value-type="string">
            <text:p>beep [&lt;sound type&gt;]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osdn.jp/manual/ja/macro/command/bringupbox.html" xlink:type="simple">bringupbox</text:a>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statusbox コマンドによって開かれたステータスダイアログボックスを最前面に表示する。</text:p>
          </table:table-cell>
          <table:table-cell table:style-name="ce6" office:value-type="string" calcext:value-type="string">
            <text:p>bringupbox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osdn.jp/manual/ja/macro/command/checksum8.html" xlink:type="simple">checksum8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8bit checksumを計算する。</text:p>
          </table:table-cell>
          <table:table-cell table:style-name="ce6" office:value-type="string" calcext:value-type="string">
            <text:p>checksum8 &lt;intvar&gt; &lt;strin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osdn.jp/manual/ja/macro/command/checksum8.html" xlink:type="simple">checksum8file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8bit checksumを計算する。</text:p>
          </table:table-cell>
          <table:table-cell table:style-name="ce6" office:value-type="string" calcext:value-type="string">
            <text:p>checksum8file &lt;intvar&gt; &lt;filena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osdn.jp/manual/ja/macro/command/checksum16.html" xlink:type="simple">checksum16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16bit checksumを計算する。</text:p>
          </table:table-cell>
          <table:table-cell table:style-name="ce6" office:value-type="string" calcext:value-type="string">
            <text:p>checksum16 &lt;intvar&gt; &lt;strin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osdn.jp/manual/ja/macro/command/checksum16.html" xlink:type="simple">checksum16file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16bit checksumを計算する。</text:p>
          </table:table-cell>
          <table:table-cell table:style-name="ce6" office:value-type="string" calcext:value-type="string">
            <text:p>checksum16file &lt;intvar&gt; &lt;filena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osdn.jp/manual/ja/macro/command/checksum32.html" xlink:type="simple">checksum32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32bit checksumを計算する。</text:p>
          </table:table-cell>
          <table:table-cell table:style-name="ce6" office:value-type="string" calcext:value-type="string">
            <text:p>checksum32 &lt;intvar&gt; &lt;strin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osdn.jp/manual/ja/macro/command/checksum32.html" xlink:type="simple">checksum32file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32bit checksumを計算する。</text:p>
          </table:table-cell>
          <table:table-cell table:style-name="ce6" office:value-type="string" calcext:value-type="string">
            <text:p>checksum32file &lt;intvar&gt; &lt;filename&gt;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sourceforge.jp/manual/ja/macro/command/closesbox.html" xlink:type="simple">closesbox</text:a>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statusbox コマンドによって開かれたステータスダイアログボックスを閉じる。</text:p>
          </table:table-cell>
          <table:table-cell table:style-name="ce6" office:value-type="string" calcext:value-type="string">
            <text:p>closesbox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clipb2var.html" xlink:type="simple">clipb2var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46以降</text:p>
          </table:table-cell>
          <table:table-cell table:style-name="ce6" office:value-type="string" calcext:value-type="string">
            <text:p>クリップボードのテキストデータをコピーする。</text:p>
          </table:table-cell>
          <table:table-cell table:style-name="ce6" office:value-type="string" calcext:value-type="string">
            <text:p>clipb2var &lt;strvar&gt; [&lt;offset&amp;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osdn.jp/manual/ja/macro/command/crc16.html" xlink:type="simple">crc16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CRC-16-IBMを計算する。</text:p>
          </table:table-cell>
          <table:table-cell table:style-name="ce6" office:value-type="string" calcext:value-type="string">
            <text:p>crc16 &lt;intvar&gt; &lt;strin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osdn.jp/manual/ja/macro/command/crc16.html" xlink:type="simple">crc16file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CRC-16-IBMを計算する。</text:p>
          </table:table-cell>
          <table:table-cell table:style-name="ce6" office:value-type="string" calcext:value-type="string">
            <text:p>crc16file &lt;intvar&gt; &lt;filena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crc32.html" xlink:type="simple">crc32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60以降</text:p>
          </table:table-cell>
          <table:table-cell table:style-name="ce6" office:value-type="string" calcext:value-type="string">
            <text:p>CRC-32を計算する。</text:p>
          </table:table-cell>
          <table:table-cell table:style-name="ce6" office:value-type="string" calcext:value-type="string">
            <text:p>crc32 &lt;intvar&gt; &lt;strin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crc32.html" xlink:type="simple">crc32file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60以降</text:p>
          </table:table-cell>
          <table:table-cell table:style-name="ce6" office:value-type="string" calcext:value-type="string">
            <text:p>CRC-32を計算する。</text:p>
          </table:table-cell>
          <table:table-cell table:style-name="ce6" office:value-type="string" calcext:value-type="string">
            <text:p>crc32file &lt;intvar&gt; &lt;filena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exec.html" xlink:type="simple">exec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1"/>
          <table:table-cell table:style-name="ce6" office:value-type="string" calcext:value-type="string">
            <text:p>アプリケーションを起動する。</text:p>
          </table:table-cell>
          <table:table-cell table:style-name="ce6" office:value-type="string" calcext:value-type="string">
            <text:p>exec &lt;command line&gt; [&lt;show&gt; [&lt;wait&gt;]]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osdn.jp/manual/ja/macro/command/dirnamebox.html" xlink:type="simple">dirnamebox</text:a>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86以降</text:p>
          </table:table-cell>
          <table:table-cell table:style-name="ce6" office:value-type="string" calcext:value-type="string">
            <text:p>ディレクトリ名を選択するダイアログボックスを開く。</text:p>
          </table:table-cell>
          <table:table-cell table:style-name="ce6" office:value-type="string" calcext:value-type="string">
            <text:p>dirnamebox &lt;title&gt; [&lt;initialdir&gt;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namebox.html" xlink:type="simple">filenamebox</text:a>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ファイル名を選択するダイアログボックスを開く。</text:p>
          </table:table-cell>
          <table:table-cell table:style-name="ce6" office:value-type="string" calcext:value-type="string">
            <text:p>filenamebox &lt;title&gt; [&lt;dialogtype&gt;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getdate.html" xlink:type="simple">getdate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現在の日付を得る。</text:p>
          </table:table-cell>
          <table:table-cell table:style-name="ce6" office:value-type="string" calcext:value-type="string">
            <text:p>getdate &lt;strvar&gt; [&lt;format&gt; [&lt;timezone&gt;]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getenv.html" xlink:type="simple">getenv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1"/>
          <table:table-cell table:style-name="ce6" office:value-type="string" calcext:value-type="string">
            <text:p>環境変数を得る。</text:p>
          </table:table-cell>
          <table:table-cell table:style-name="ce6" office:value-type="string" calcext:value-type="string">
            <text:p>getenv &lt;envname&gt; &lt;strvar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osdn.jp/manual/ja/macro/command/getipv4addr.html" xlink:type="simple">getipv4addr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自端末のIPv4アドレスを取得する。</text:p>
          </table:table-cell>
          <table:table-cell table:style-name="ce6" office:value-type="string" calcext:value-type="string">
            <text:p>getipv4addr &lt;string array&gt; &lt;num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osdn.jp/manual/ja/macro/command/getipv6addr.html" xlink:type="simple">getipv6addr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自端末のIPv6アドレスを取得する。</text:p>
          </table:table-cell>
          <table:table-cell table:style-name="ce6" office:value-type="string" calcext:value-type="string">
            <text:p>getipv6addr &lt;string array&gt; &lt;num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getspecialfolder.html" xlink:type="simple">getspecialfolde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6" office:value-type="string" calcext:value-type="string">
            <text:p>4.72以降</text:p>
          </table:table-cell>
          <table:table-cell table:style-name="ce6" office:value-type="string" calcext:value-type="string">
            <text:p>特殊フォルダのパスを取得する。</text:p>
          </table:table-cell>
          <table:table-cell table:style-name="ce6" office:value-type="string" calcext:value-type="string">
            <text:p>getspecialfolder &lt;strvar&gt; &lt;foldertyp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gettime.html" xlink:type="simple">gettime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現在の時刻を得る。</text:p>
          </table:table-cell>
          <table:table-cell table:style-name="ce6" office:value-type="string" calcext:value-type="string">
            <text:p>gettime &lt;strvar&gt; [&lt;format&gt; [&lt;timezone&gt;]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getttdir.html" xlink:type="simple">getttdi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6" office:value-type="string" calcext:value-type="string">
            <text:p>4.60以降</text:p>
          </table:table-cell>
          <table:table-cell table:style-name="ce6" office:value-type="string" calcext:value-type="string">
            <text:p>ttpmacro.exe があるディレクトリを得る。</text:p>
          </table:table-cell>
          <table:table-cell table:style-name="ce6" office:value-type="string" calcext:value-type="string">
            <text:p>getttdir &lt;strvar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getver.html" xlink:type="simple">getver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6" office:value-type="string" calcext:value-type="string">
            <text:p>4.58以降</text:p>
          </table:table-cell>
          <table:table-cell table:style-name="ce6" office:value-type="string" calcext:value-type="string">
            <text:p>Tera Termのバージョンを取得する。</text:p>
          </table:table-cell>
          <table:table-cell table:style-name="ce6" office:value-type="string" calcext:value-type="string">
            <text:p>getver &lt;strvar&gt; [&lt;version&gt;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ifdefined.html" xlink:type="simple">ifdefined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6" office:value-type="string" calcext:value-type="string">
            <text:p>4.46以降</text:p>
          </table:table-cell>
          <table:table-cell table:style-name="ce6" office:value-type="string" calcext:value-type="string">
            <text:p>型を調べる。</text:p>
          </table:table-cell>
          <table:table-cell table:style-name="ce6" office:value-type="string" calcext:value-type="string">
            <text:p>ifdefined &lt;var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inputbox.html" xlink:type="simple">inputbox</text:a>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文字列を入力するためのダイアログボックスを開く。</text:p>
          </table:table-cell>
          <table:table-cell table:style-name="ce6" office:value-type="string" calcext:value-type="string">
            <text:p>inputbox &lt;message&gt; &lt;title&gt; [&lt;default&gt; [&lt;special&gt;]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intdim.html" xlink:type="simple">intdim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6" office:value-type="string" calcext:value-type="string">
            <text:p>4.72以降</text:p>
          </table:table-cell>
          <table:table-cell table:style-name="ce6" office:value-type="string" calcext:value-type="string">
            <text:p>整数配列型の変数を宣言する。</text:p>
          </table:table-cell>
          <table:table-cell table:style-name="ce6" office:value-type="string" calcext:value-type="string">
            <text:p>intdim &lt;array size&gt;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osdn.jp/manual/ja/macro/command/listbox.html" xlink:type="simple">listbox</text:a>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リストボックスを開き、ユーザーに項目を選択させる。</text:p>
          </table:table-cell>
          <table:table-cell table:style-name="ce6" office:value-type="string" calcext:value-type="string">
            <text:p>listbox &lt;message&lt; &lt;title&lt; &lt;string array&lt; [&lt;selected&lt;]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sourceforge.jp/manual/ja/macro/command/messagebox.html" xlink:type="simple">messagebox</text:a></text:p>
          </table:table-cell>
          <table:table-cell table:style-name="ce8" office:value-type="string" calcext:value-type="string">
            <text:p>A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ダイアログボックスを開き、ユーザーにメッセージを知らせる。</text:p>
          </table:table-cell>
          <table:table-cell table:style-name="ce6" office:value-type="string" calcext:value-type="string">
            <text:p>messagebox &lt;message&gt; &lt;title&gt; [&lt;special&gt;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random.html" xlink:type="simple">random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6" office:value-type="string" calcext:value-type="string">
            <text:p>4.27以降</text:p>
          </table:table-cell>
          <table:table-cell table:style-name="ce6" office:value-type="string" calcext:value-type="string">
            <text:p>乱数を生成する。</text:p>
          </table:table-cell>
          <table:table-cell table:style-name="ce6" office:value-type="string" calcext:value-type="string">
            <text:p>random &lt;integer variable&gt; &lt;max valu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rotateleft.html" xlink:type="simple">rotateleft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左にローテート(循環シフト)する。</text:p>
          </table:table-cell>
          <table:table-cell table:style-name="ce6" office:value-type="string" calcext:value-type="string">
            <text:p>rotateleft &lt;intvar&gt; &lt;intval&gt; &lt;count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rotateright.html" xlink:type="simple">rotateright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右にローテート(循環シフト)する。</text:p>
          </table:table-cell>
          <table:table-cell table:style-name="ce6" office:value-type="string" calcext:value-type="string">
            <text:p>rotateright &lt;intvar&gt; &lt;intval&gt; &lt;count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etdate.html" xlink:type="simple">setdate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システムの日付を変更する。</text:p>
          </table:table-cell>
          <table:table-cell table:style-name="ce6" office:value-type="string" calcext:value-type="string">
            <text:p>setdate &lt;dat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etdlgpos.html" xlink:type="simple">setdlgpos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1"/>
          <table:table-cell table:style-name="ce6" office:value-type="string" calcext:value-type="string">
            <text:p>ダイアログボックスの位置を設定する。</text:p>
          </table:table-cell>
          <table:table-cell table:style-name="ce6" office:value-type="string" calcext:value-type="string">
            <text:p>setdlgpos &lt;x&gt; &lt;y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etenv.html" xlink:type="simple">setenv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環境変数を変更する。</text:p>
          </table:table-cell>
          <table:table-cell table:style-name="ce6" office:value-type="string" calcext:value-type="string">
            <text:p>setenv &lt;envname&gt; &lt;strval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etexitcode.html" xlink:type="simple">setexitcode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MACRO の終了コードを設定する。</text:p>
          </table:table-cell>
          <table:table-cell table:style-name="ce6" office:value-type="string" calcext:value-type="string">
            <text:p>setexitcode &lt;exit cod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ettime.html" xlink:type="simple">settime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システムの時刻を変更する。</text:p>
          </table:table-cell>
          <table:table-cell table:style-name="ce6" office:value-type="string" calcext:value-type="string">
            <text:p>settime &lt;ti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how.html" xlink:type="simple">show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1"/>
          <table:table-cell table:style-name="ce6" office:value-type="string" calcext:value-type="string">
            <text:p>MACRO ダイアログの表示状態を変更する。</text:p>
          </table:table-cell>
          <table:table-cell table:style-name="ce6" office:value-type="string" calcext:value-type="string">
            <text:p>show &lt;show fla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tatusbox.html" xlink:type="simple">statusbox</text:a>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ステータスダイアログボックスを表示する。</text:p>
          </table:table-cell>
          <table:table-cell table:style-name="ce6" office:value-type="string" calcext:value-type="string">
            <text:p>statusbox &lt;message&gt; &lt;title&gt; [&lt;special&gt;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trdim.html" xlink:type="simple">strdim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72以降</text:p>
          </table:table-cell>
          <table:table-cell table:style-name="ce6" office:value-type="string" calcext:value-type="string">
            <text:p>文字列配列型の変数を宣言する。</text:p>
          </table:table-cell>
          <table:table-cell table:style-name="ce6" office:value-type="string" calcext:value-type="string">
            <text:p>strdim &lt;array siz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osdn.jp/manual/ja/macro/command/uptime.html" xlink:type="simple">uptim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6" office:value-type="string" calcext:value-type="string">
            <text:p>4.81以降</text:p>
          </table:table-cell>
          <table:table-cell table:style-name="ce6" office:value-type="string" calcext:value-type="string">
            <text:p>OSの稼働時間を取得する。</text:p>
          </table:table-cell>
          <table:table-cell table:style-name="ce6" office:value-type="string" calcext:value-type="string">
            <text:p>uptime &lt;intvar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var2clipb.html" xlink:type="simple">var2clipb</text:a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4.46以降</text:p>
          </table:table-cell>
          <table:table-cell table:style-name="ce6" office:value-type="string" calcext:value-type="string">
            <text:p>テキストデータをクリップボードにコピーする。</text:p>
          </table:table-cell>
          <table:table-cell table:style-name="ce6" office:value-type="string" calcext:value-type="string">
            <text:p>var2clipb &lt;string&gt;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sourceforge.jp/manual/ja/macro/command/yesnobox.html" xlink:type="simple">yesnobox</text:a>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ダイアログボックスを開き、ユーザーに「はい」/「いいえ」を選択させる。</text:p>
          </table:table-cell>
          <table:table-cell table:style-name="ce6" office:value-type="string" calcext:value-type="string">
            <text:p>yesnobox &lt;message&gt; &lt;title&gt; [&lt;special&gt;]</text:p>
          </table:table-cell>
          <table:table-cell table:style-name="ce12"/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00/00/00</text:date>, <text:time style:data-style-name="N2" text:time-value="10:12:32.495022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13T16:57:00.808043525</meta:creation-date>
    <meta:generator>LibreOffice/7.1.5.2$MacOSX_X86_64 LibreOffice_project/85f04e9f809797b8199d13c421bd8a2b025d52b5</meta:generator>
    <dc:date>2021-08-28T13:36:52.319482219</dc:date>
    <meta:editing-duration>PT3H20M24S</meta:editing-duration>
    <meta:editing-cycles>51</meta:editing-cycles>
    <meta:document-statistic meta:table-count="7" meta:cell-count="1039" meta:object-count="0"/>
    <meta:user-defined meta:name=""/>
  </office:meta>
</office:document-meta>
</file>